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size="16pt" fo:font-weight="bold" officeooo:rsid="00387832" officeooo:paragraph-rsid="003878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4ef675" officeooo:paragraph-rsid="004ef675"/>
    </style:style>
    <style:style style:name="T1" style:family="text">
      <style:text-properties officeooo:rsid="0035c9ca"/>
    </style:style>
    <style:style style:name="T2" style:family="text">
      <style:text-properties officeooo:rsid="00387832"/>
    </style:style>
    <style:style style:name="T3" style:family="text">
      <style:text-properties officeooo:rsid="004836fa"/>
    </style:style>
    <style:style style:name="T4" style:family="text">
      <style:text-properties officeooo:rsid="004ef6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weight="bold" style:font-weight-asian="bold" style:font-weight-complex="bold"/>
    </style:style>
    <style:style style:name="T8" style:family="text">
      <style:text-properties style:font-name="DejaVu Sans Mono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505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<text:span text:style-name="T3">4</text:span> <text:span text:style-name="T4">Find the Errors</text:span></text:p>
      <text:p text:style-name="P2"/>
      <text:p text:style-name="P1"><text:span text:style-name="T1">CSC 134</text:span> – section <text:span text:style-name="T2">200</text:span> – Fall 2014</text:p>
      <text:p text:style-name="P1"/>
      <text:p text:style-name="P1">Walter Vaughan</text:p>
      <text:p text:style-name="P1"/>
      <text:p text:style-name="P4">58.<text:tab/>- missing <text:span text:style-name="T6">#</text:span> before <text:span text:style-name="T6">include</text:span><text:line-break/>- unnecessary semicolon on first line of first <text:span text:style-name="T6">cout</text:span> statement<text:line-break/>- <text:span text:style-name="T6">int</text:span> declaration on line afterwards does not end in semicolon<text:line-break/>- i<text:span text:style-name="T6">f ( average </text:span><text:span text:style-name="T8">=</text:span><text:span text:style-name="T6"> 100 )</text:span> should be if <text:span text:style-name="T8">( average == 100 )</text:span>, not assignment operator<text:line-break/>- <text:span text:style-name="T6">perfectScore</text:span> is declared but not initialized before <text:span text:style-name="T6">if</text:span> statement<text:line-break/>- <text:span text:style-name="T6">return</text:span> statement happens inside <text:span text:style-name="T6">if</text:span> statements<text:line-break/>- <text:span text:style-name="T6">if</text:span> statement is missing closing bracket</text:p>
      <text:p text:style-name="P4"/>
      <text:p text:style-name="P4">59.<text:tab/>- checking for equality with an <text:span text:style-name="T6">int</text:span> instead of another <text:span text:style-name="T6">float</text:span> in <text:span text:style-name="T6">if</text:span> statement (?)<text:line-break/>- missing brackets around <text:span text:style-name="T6">if</text:span> statement<text:line-break/>- missing brackets around <text:span text:style-name="T6">else</text:span> statement<text:line-break/>- <text:span text:style-name="T6">cout &lt;&lt;</text:span> should not appear after the <text:span text:style-name="T6">&lt;&lt;</text:span> on previous line (<text:span text:style-name="T6">“the quotient of “ &lt;&lt; num1</text:span>)</text:p>
      <text:p text:style-name="P4"/>
      <text:p text:style-name="P4">60.<text:tab/>- <text:span text:style-name="T6">else</text:span> statement and corresponding line should appear after the last <text:span text:style-name="T6">else if</text:span><text:line-break/>- negative <text:span text:style-name="T6">testScore</text:span>s are still considered valid (<text:span text:style-name="T10">though </text:span>failing) <text:span text:style-name="T10">(?)</text:span></text:p>
      <text:p text:style-name="P4"/>
      <text:p text:style-name="P4">61.<text:tab/>- the <text:span text:style-name="T6">case</text:span>s should refer to constant-value<text:span text:style-name="T10">s or literals</text:span>, not conditional <text:span text:style-name="T10">expressions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11T19:40:43.010904976</dc:date>
    <meta:editing-duration>PT7H54M12S</meta:editing-duration>
    <meta:editing-cycles>37</meta:editing-cycles>
    <meta:generator>LibreOffice/4.2.5.2$Linux_X86_64 LibreOffice_project/420m0$Build-2</meta:generator>
    <meta:document-statistic meta:table-count="0" meta:image-count="0" meta:object-count="0" meta:page-count="1" meta:paragraph-count="7" meta:word-count="165" meta:character-count="954" meta:non-whitespace-character-count="793"/>
  </office:meta>
</office:document-meta>
</file>